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50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4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5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6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1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4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5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5">
            <text:p>0530 <text:s/>1139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6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7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7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7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7">
            <text:p>0530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8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9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9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9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9">
            <text:p>0530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9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69">
            <text:p>0530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1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1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1">
            <text:p>0530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1">
            <text:p>0530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1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2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30T11:39:04.73">
            <text:p>0530 <text:s/>113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30T11:39:04.73">
            <text:p>2021/5/30 11:3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30T11:39:04.73">
            <text:p>0530 <text:s/>1139</text:p>
          </table:table-cell>
          <table:table-cell table:style-name="ce7" table:formula="of:=NOW()" office:value-type="date" office:date-value="2021-05-30T11:39:04.73">
            <text:p>0530 <text:s/>113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5-30T11:39:04.73">
            <text:p>0530 <text:s/>11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7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">
            <text:p>0530 <text:s/>113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7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1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1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7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2">
            <text:p>0530 <text:s/>113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7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3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3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7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3">
            <text:p>0530 <text:s/>113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7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3">
            <text:p>0530 <text:s/>113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7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3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5">
            <text:p>0530 <text:s/>113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6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7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7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8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8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88">
            <text:p>0530 <text:s/>1139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31"/>
          <table:table-cell table:style-name="ce50" office:value-type="string" table:number-columns-spanned="2" table:number-rows-spanned="1">
            <text:p>일본에 언제 왔습니까? / 일본에 얼마나 있었습니까?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7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1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2">
            <text:p>0530 <text:s/>113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7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5-30T11:39:04.92">
            <text:p>0530 <text:s/>113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2">
            <text:p>0530 <text:s/>113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3">
            <text:p>0530 <text:s/>1139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8" office:value-type="string" table:number-columns-spanned="2" table:number-rows-spanned="1">
            <text:p>언제 시작되는지 아십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3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8" office:value-type="string" table:number-columns-spanned="2" table:number-rows-spanned="1">
            <text:p>여기에 어떻게 오나요? / 당신은 철도를 사용합니까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3">
            <text:p>0530 <text:s/>113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3">
            <text:p>0530 <text:s/>1139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4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4">
            <text:p>0530 <text:s/>1139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4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4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4">
            <text:p>0530 <text:s/>1139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5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5">
            <text:p>0530 <text:s/>1139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5">
            <text:p>0530 <text:s/>113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6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7">
            <text:p>0530 <text:s/>113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8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8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8">
            <text:p>0530 <text:s/>1139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8">
            <text:p>0530 <text:s/>1139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8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8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9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9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9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9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4.99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">
            <text:p>0530 <text:s/>1139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1">
            <text:p>0530 <text:s/>113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1">
            <text:p>0530 <text:s/>1139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1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2">
            <text:p>0530 <text:s/>1139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3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3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3">
            <text:p>0530 <text:s/>1139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4">
            <text:p>0530 <text:s/>113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5">
            <text:p>0530 <text:s/>1139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5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5">
            <text:p>0530 <text:s/>113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5">
            <text:p>0530 <text:s/>113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5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5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6">
            <text:p>0530 <text:s/>1139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6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6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6">
            <text:p>0530 <text:s/>113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7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7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7">
            <text:p>0530 <text:s/>1139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8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7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8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8">
            <text:p>0530 <text:s/>1139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8">
            <text:p>0530 <text:s/>1139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9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09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">
            <text:p>0530 <text:s/>1139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1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1">
            <text:p>0530 <text:s/>1139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2">
            <text:p>0530 <text:s/>1139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8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3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3">
            <text:p>0530 <text:s/>1139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4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4">
            <text:p>0530 <text:s/>113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5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5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5">
            <text:p>0530 <text:s/>1139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8" office:value-type="string" table:number-columns-spanned="2" table:number-rows-spanned="1">
            <text:p>이 층은 넓습니다. 저 벽은 높다. / 7 층입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8" office:value-type="string" table:number-columns-spanned="2" table:number-rows-spanned="1">
            <text:p>언제 끝날지 아십니까? / 오후 4시에 끝납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6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8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8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8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49" office:value-type="string">
            <text:p>上の階へ行きます。下の階から来ました。</text:p>
          </table:covered-table-cell>
          <table:table-cell table:style-name="ce48" office:value-type="string" table:number-columns-spanned="2" table:number-rows-spanned="1">
            <text:p>위층으로 간다. 나는 아래층에서 왔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9" office:value-type="string">
            <text:p>指を怪我しました。肩を壁にぶつけました。足を角材にぶつけました。</text:p>
          </table:covered-table-cell>
          <table:table-cell table:style-name="ce48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19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">
            <text:p>0530 <text:s/>1139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49" office:value-type="string">
            <text:p>今日は雲がない。とても暑いです。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49"/>
          <table:table-cell table:style-name="ce48" office:value-type="string" table:number-columns-spanned="2" table:number-rows-spanned="1">
            <text:p>물을 마시고 싶습니까? 뭔가 먹고 싶습니까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49"/>
          <table:table-cell table:style-name="ce48" office:value-type="string" table:number-columns-spanned="2" table:number-rows-spanned="1">
            <text:p>오늘 비가 오겠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1">
            <text:p>0530 <text:s/>1139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49" office:value-type="string">
            <text:p>he got injured. / he needs help.</text:p>
          </table:covered-table-cell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2">
            <text:p>0530 <text:s/>1139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3">
            <text:p>0530 <text:s/>1139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3">
            <text:p>0530 <text:s/>1139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3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3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49"/>
          <table:table-cell table:style-name="ce48" office:value-type="string" table:number-columns-spanned="2" table:number-rows-spanned="1">
            <text:p>Kiedy budzisz się rano, wyjdź z koca i otwórz koc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3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49"/>
          <table:table-cell table:style-name="ce48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4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4">
            <text:p>0530 <text:s/>1139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4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4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4">
            <text:p>0530 <text:s/>1139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4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49"/>
          <table:table-cell table:style-name="ce48" office:value-type="string" table:number-columns-spanned="2" table:number-rows-spanned="1">
            <text:p>오늘은 매우 덥습니다. / 물을 많이 마셔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5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9"/>
          <table:table-cell table:style-name="ce48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5">
            <text:p>0530 <text:s/>1139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9"/>
          <table:table-cell table:style-name="ce48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6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51" office:value-type="string" table:number-columns-spanned="2" table:number-rows-spanned="1">
            <text:p>شنبه بود ، بیست و دوم ماه مه.</text:p>
          </table:table-cell>
          <table:covered-table-cell table:style-name="ce60"/>
          <table:table-cell table:style-name="ce51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26">
            <text:p>0530 <text:s/>1139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9"/>
          <table:table-cell table:style-name="ce48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6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4">
            <text:p>20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49" office:value-type="string">
            <text:p>it takes another 2 hours. / I am sorry.</text:p>
          </table:covered-table-cell>
          <table:table-cell table:style-name="ce48" office:value-type="string" table:number-columns-spanned="2" table:number-rows-spanned="1">
            <text:p>2 시간이 더 걸립니다. / 정말 미안 해요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7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9" office:value-type="string">
            <text:p>頭、顔、眼、鼻、口。</text:p>
          </table:covered-table-cell>
          <table:table-cell table:style-name="ce48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7">
            <text:p>0530 <text:s/>1139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9"/>
          <table:table-cell table:style-name="ce48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5-30T11:39:05.28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9"/>
          <table:table-cell table:style-name="ce52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1"/>
          <table:table-cell table:style-name="ce67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28">
            <text:p>0530 <text:s/>1139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49"/>
          <table:table-cell table:style-name="ce53" table:number-columns-spanned="2" table:number-rows-spanned="1"/>
          <table:covered-table-cell table:style-name="ce62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5-30T11:39:05.28">
            <text:p>0530 <text:s/>1139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4"/>
          <table:table-cell table:style-name="ce63"/>
          <table:table-cell table:style-name="ce68"/>
          <table:table-cell table:style-name="ce14" table:number-columns-repeated="2"/>
          <table:table-cell table:style-name="ce17"/>
          <table:table-cell table:style-name="ce7" table:formula="of:=NOW()" office:value-type="date" office:date-value="2021-05-30T11:39:05.28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5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7"/>
          <table:table-cell table:style-name="ce69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4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5-30T11:39:05.28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7"/>
          <table:table-cell table:style-name="ce14" table:number-columns-repeated="2"/>
          <table:table-cell table:style-name="ce75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5-30T11:39:05.29">
            <text:p>0530 <text:s/>1139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2">
            <text:p>2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29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5" table:number-columns-spanned="2" table:number-rows-spanned="1"/>
          <table:covered-table-cell table:style-name="ce57"/>
          <table:table-cell table:style-name="ce69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29">
            <text:p>0530 <text:s/>1139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45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4"/>
          <table:table-cell table:style-name="ce70" table:number-columns-spanned="2" table:number-rows-spanned="1"/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5-30T11:39:05.29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45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4"/>
          <table:table-cell table:style-name="ce70" office:value-type="string" table:number-columns-spanned="2" table:number-rows-spanned="1">
            <text:p>سه شنبه، بيست و پنجم ماه مه بود.</text:p>
          </table:table-cell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5-30T11:39:05.29">
            <text:p>0530 <text:s/>113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6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29">
            <text:p>0530 <text:s/>1139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7">
            <text:p>217</text:p>
          </table:table-cell>
          <table:table-cell table:style-name="ce3" table:formula="of:=[.B2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6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3">
            <text:p>0530 <text:s/>1139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8">
            <text:p>2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6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5"/>
          <table:table-cell table:style-name="ce71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3">
            <text:p>0530 <text:s/>1139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6" table:number-columns-spanned="2" table:number-rows-spanned="1"/>
          <table:covered-table-cell table:style-name="ce65"/>
          <table:table-cell table:style-name="ce71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30T11:39:05.3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45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6"/>
          <table:table-cell table:style-name="ce45" table:number-columns-spanned="2" table:number-rows-spanned="1"/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5-30T11:39:05.31">
            <text:p>0530 <text:s/>1139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1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2">
            <text:p>222</text:p>
          </table:table-cell>
          <table:table-cell table:style-name="ce3" table:formula="of:=[.B223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45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1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3">
            <text:p>2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1">
            <text:p>0530 <text:s/>113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1">
            <text:p>0530 <text:s/>113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1">
            <text:p>0530 <text:s/>113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2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45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45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5-30T11:39:05.32">
            <text:p>0530 <text:s/>113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8">
            <text:p>228</text:p>
          </table:table-cell>
          <table:table-cell table:style-name="ce3" table:formula="of:=[.B22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3">
            <text:p>0530 <text:s/>1139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9">
            <text:p>2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45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3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45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3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45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3">
            <text:p>0530 <text:s/>1139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4">
            <text:p>0530 <text:s/>1139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3">
            <text:p>233</text:p>
          </table:table-cell>
          <table:table-cell table:style-name="ce3" table:formula="of:=[.B23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45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4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4">
            <text:p>2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0T10:48:50.48">
            <text:p>0530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ên của bạn là gì? / bạn đén Nhật Bản khi nào.</text:p>
          </table:table-cell>
          <table:table-cell table:style-name="ce43" office:value-type="string" table:number-columns-spanned="2" table:number-rows-spanned="1">
            <text:p>あなたの名前はなんですか？ / 日本には、いつ来たのですか？</text:p>
          </table:table-cell>
          <table:covered-table-cell table:style-name="ce43"/>
          <table:table-cell table:style-name="ce45" office:value-type="string" table:number-columns-spanned="2" table:number-rows-spanned="1">
            <text:p>jak masz na imię? / kiedy przyjechałeś do Japonii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4">
            <text:p>0530 <text:s/>113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hôm nay trời không có mây. / nó là rất nóng. / say nắng / hãy uống nước</text:p>
          </table:table-cell>
          <table:table-cell table:style-name="ce43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43"/>
          <table:table-cell table:style-name="ce45" office:value-type="string" table:number-columns-spanned="2" table:number-rows-spanned="1">
            <text:p>dziś nie ma chmur. jest bardzo gorąco. / <text:s/>udar słneczny / napijemy się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4">
            <text:p>0530 <text:s/>1139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chúng tôi khát nước. / tôi có thể uống nước ỏ đâu? / có chỗ dể uống nước?</text:p>
          </table:table-cell>
          <table:table-cell table:style-name="ce43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43" office:value-type="string">
            <text:p>喉が渇きました。水は、どこで飲めますか？水を飲む場所はありますか？水道。</text:p>
          </table:covered-table-cell>
          <table:table-cell table:style-name="ce45" office:value-type="string" table:number-columns-spanned="2" table:number-rows-spanned="1">
            <text:p>jestem spragnieni. / gdzie mogę pić wodę? / mamy miejsce do picia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5-30T11:39:05.35">
            <text:p>0530 <text:s/>1139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1" office:value-type="string">
            <text:p>bạn đi về[toward~1 phía trước. / bạn quay sang trái. / và, bạn rẽ sang phải.</text:p>
          </table:table-cell>
          <table:table-cell table:style-name="ce43" office:value-type="string" table:number-columns-spanned="2" table:number-rows-spanned="1">
            <text:p>you go forward. / you turn to the left. / and, you turn to the right</text:p>
          </table:table-cell>
          <table:covered-table-cell table:style-name="ce43"/>
          <table:table-cell table:style-name="ce45" office:value-type="string" table:number-columns-spanned="2" table:number-rows-spanned="1">
            <text:p>idziesz do przodu. / skręcasz w lewo. / a potem, skręcasz znowu, tym razem, w prawo. / 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5">
            <text:p>0530 <text:s/>1139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먼저 크로는 지상의 운동장 근처. / 미케는 그 운동장 근처의 앞의 옹벽 위. "냐아아" 라고 울리고 있다. <text:s/>/ 좀처럼 내리오지 않았지만, 얼마 후, 내려왔다.</text:p>
          </table:table-cell>
          <table:table-cell table:style-name="ce43" office:value-type="string" table:number-columns-spanned="2" table:number-rows-spanned="1">
            <text:p>dwa. / najpierw Kuro została w <text:s/>pobliżu placu zabaw, na ziemi. / Mike stoi na murze oporowym przed tego miejsca, w pobliżu placu zabaw. „Nyaaaah”, miauczy. / trudno nie zeszła, ale po pewnym czasie zeszła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6">
            <text:p>0530 <text:s/>113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첫 번째 고체 후, 미케는 다시 내려왔다. / 마사지도 했지만, 잠시 후, 지면 위에 누워있다.</text:p>
          </table:table-cell>
          <table:table-cell table:style-name="ce43" table:number-columns-spanned="2" table:number-rows-spanned="1"/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3">
            <text:p>0530 <text:s/>1139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40">
            <text:p>240</text:p>
          </table:table-cell>
          <table:table-cell table:style-name="ce3" table:formula="of:=[.B241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sobota, dwudziesty dziewiąty maja.</text:p>
          </table:table-cell>
          <table:table-cell table:style-name="ce45" office:value-type="string" table:number-columns-spanned="2" table:number-rows-spanned="1">
            <text:p>كان يوم السبت، التاسع عشرين من مايو.</text:p>
          </table:table-cell>
          <table:covered-table-cell table:style-name="ce43"/>
          <table:table-cell table:style-name="ce45" office:value-type="string" table:number-columns-spanned="2" table:number-rows-spanned="1">
            <text:p>شنبه، بيست و نه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5.36">
            <text:p>0530 <text:s/>1139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1">
            <text:p>241</text:p>
          </table:table-cell>
          <table:table-cell table:style-name="ce3" table:formula="of:=[.B242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rening mięśni ust. / zmiana kształtu ust między dźwiękiem "kan"-u a tym "o-cu"-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2">
            <text:p>24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3">
            <text:p>24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4">
            <text:p>24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5">
            <text:p>24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6">
            <text:p>24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7">
            <text:p>24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8">
            <text:p>24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30T11:39:00.74">
            <text:p>0530 <text:s/>1139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30T11:39:00.73">
            <text:p>0530 <text:s/>11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5-30T11:39:05.36">
            <text:p>0530 <text:s/>1139</text:p>
          </table:table-cell>
          <table:table-cell table:style-name="ce7" table:formula="of:=NOW()" office:value-type="date" office:date-value="2021-05-30T11:39:05.36">
            <text:p>0530 <text:s/>11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5-30T11:39:05.36">
            <text:p>0530 <text:s/>113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0">2021/05/30</text:date>, <text:time>11:3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30T11:39:04.08</dc:date>
    <dc:creator>iwabuchi ken</dc:creator>
    <meta:editing-duration>P3DT9H31M38S</meta:editing-duration>
    <meta:editing-cycles>465</meta:editing-cycles>
    <meta:generator>OpenOffice/4.1.3$Win32 OpenOffice.org_project/413m1$Build-9783</meta:generator>
    <meta:document-statistic meta:table-count="2" meta:cell-count="1876" meta:object-count="0"/>
  </office:meta>
</office:document-meta>
</file>